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fo:min-height="1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27cm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91cm"/>
    </style:style>
    <style:style style:name="gr7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98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3.20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9.245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14.764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177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cc"/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loext:graphic-properties draw:fill="none"/>
      <style:paragraph-properties style:text-autospace="none"/>
      <style:text-properties style:font-name="Monaco1" fo:font-size="22pt" style:font-name-asian="Monaco1" style:font-size-asian="22pt" style:font-name-complex="Monaco1" style:font-size-complex="22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Monaco2" fo:font-size="18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Monaco" fo:font-size="16pt" style:font-size-asian="16pt" style:font-size-complex="16pt"/>
    </style:style>
    <style:style style:name="P16" style:family="paragraph">
      <loext:graphic-properties draw:fill="none"/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6e6e6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tyle="italic" style:font-style-asian="italic" style:font-style-complex="italic"/>
    </style:style>
    <style:style style:name="T3" style:family="text">
      <style:text-properties fo:color="#000080" style:font-name="Arial"/>
    </style:style>
    <style:style style:name="T4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font-name="Monaco"/>
    </style:style>
    <style:style style:name="T9" style:family="text">
      <style:text-properties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0" style:family="text">
      <style:text-properties fo:color="#8b008b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3" style:family="text">
      <style:text-properties fo:color="#0000ff"/>
    </style:style>
    <style:style style:name="T14" style:family="text">
      <style:text-properties fo:color="#7b0052" style:font-name="Monaco1" fo:font-size="22pt" fo:font-weight="bold" style:font-name-asian="Monaco1" style:font-size-asian="22pt" style:font-weight-asian="bold" style:font-name-complex="Monaco1" style:font-size-complex="22pt" style:font-weight-complex="bold"/>
    </style:style>
    <style:style style:name="T15" style:family="text">
      <style:text-properties style:font-name="Monaco1" fo:font-size="22pt" style:font-name-asian="Monaco1" style:font-size-asian="22pt" style:font-name-complex="Monaco1" style:font-size-complex="22pt"/>
    </style:style>
    <style:style style:name="T16" style:family="text">
      <style:text-properties fo:color="#000000" style:font-name="Monaco1" fo:font-size="22pt" style:font-name-asian="Monaco1" style:font-size-asian="22pt" style:font-name-complex="Monaco1" style:font-size-complex="22pt"/>
    </style:style>
    <style:style style:name="T17" style:family="text">
      <style:text-properties fo:color="#0000ff" style:font-name="Monaco1" fo:font-size="22pt" style:font-name-asian="Monaco1" style:font-size-asian="22pt" style:font-name-complex="Monaco1" style:font-size-complex="22pt"/>
    </style:style>
    <style:style style:name="T18" style:family="text">
      <style:text-properties fo:color="#800000" style:font-name="Monaco"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Monaco" fo:font-size="18pt" style:font-size-asian="10pt" style:font-size-complex="10pt"/>
    </style:style>
    <style:style style:name="T20" style:family="text">
      <style:text-properties fo:color="#800000" style:font-name="Monaco2" fo:font-size="18pt" style:font-size-asian="10pt" style:font-size-complex="10pt"/>
    </style:style>
    <style:style style:name="T21" style:family="text">
      <style:text-properties style:font-name="Monaco2" fo:font-size="18pt" style:font-size-asian="10pt" style:font-size-complex="10pt"/>
    </style:style>
    <style:style style:name="T22" style:family="text">
      <style:text-properties fo:color="#0000ff" style:font-name="Monaco2" fo:font-size="18pt" style:font-size-asian="10pt" style:font-size-complex="10pt"/>
    </style:style>
    <style:style style:name="T23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style:font-name="Monaco" fo:font-size="16pt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8b008b" style:font-name="Monaco1" fo:font-size="16pt" style:font-name-asian="Monaco1" style:font-size-asian="16pt" style:font-name-complex="Monaco1" style:font-size-complex="16pt"/>
    </style:style>
    <style:style style:name="T27" style:family="text">
      <style:text-properties fo:color="#80808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8" style:family="text">
      <style:text-properties fo:color="#528d73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9" style:family="text">
      <style:text-properties style:font-name="Monaco" fo:font-size="16pt" style:font-name-asian="Liberation Mono1" style:font-size-asian="16pt" style:font-name-complex="Liberation Mono1" style:font-size-complex="16pt"/>
    </style:style>
    <style:style style:name="T30" style:family="text">
      <style:text-properties fo:color="#7b0052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1" style:family="text">
      <style:text-properties style:font-name="Monaco1" fo:font-size="18pt" style:font-name-asian="Monaco1" style:font-size-asian="18pt" style:font-name-complex="Monaco1" style:font-size-complex="18pt"/>
    </style:style>
    <style:style style:name="T32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3" style:family="text">
      <style:text-properties fo:color="#8b008b" style:font-name="Monaco1" fo:font-size="18pt" style:font-name-asian="Monaco1" style:font-size-asian="18pt" style:font-name-complex="Monaco1" style:font-size-complex="18pt"/>
    </style:style>
    <style:style style:name="T34" style:family="text">
      <style:text-properties fo:color="#80808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5" style:family="text">
      <style:text-properties fo:color="#295f94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6" style:family="text">
      <style:text-properties fo:color="#800000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" fo:font-size="22pt" style:font-size-asian="22pt" style:font-size-complex="22pt"/>
    </style:style>
    <style:style style:name="T40" style:family="text">
      <style:text-properties style:font-name="Monaco" fo:font-size="22pt" style:font-size-asian="22pt" style:font-size-complex="22pt"/>
    </style:style>
    <style:style style:name="T41" style:family="text">
      <style:text-properties fo:color="#800000" style:font-name="Monaco" fo:font-size="22pt" style:font-size-asian="22pt" style:font-size-complex="22pt"/>
    </style:style>
    <style:style style:name="T42" style:family="text">
      <style:text-properties style:font-name="Monaco" fo:font-size="18pt" style:font-size-asian="18pt" style:font-size-complex="18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Workshop</text:span><text:span text:style-name="T2"><text:line-break/></text:span><text:span text:style-name="T2">Hack Your Javascript</text:span><text:span text:style-name="T3"><text:line-break/></text:span><text:span text:style-name="T4"><text:line-break/></text:span><text:span text:style-name="T5">Mark Hills</text:span><text:span text:style-name="T4"><text:line-break/></text:span><text:span text:style-name="T5">Paul Klint</text:span><text:span text:style-name="T5"><text:line-break/></text:span><text:span text:style-name="T5">Jurgen Vinju</text:span><text:span text:style-name="T5"><text:line-break/></text:span><text:span text:style-name="T5"><text:line-break/></text:span><text:span text:style-name="T5"><text:line-break/></text:span><text:span text:style-name="T6">Joint work with:</text:span><text:span text:style-name="T6"><text:line-break/></text:span><text:span text:style-name="T7">Chris Mulder, Mike Parks, Ioana Rucareanu, Apil Tamang, Ruud van der Weijde, and many others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8">.sjs</text:span>): Javascript with some language ext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2" draw:text-style-name="P4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951cm" svg:height="2.183cm" svg:x="9.229cm" svg:y="5.103cm">
          <draw:text-box>
            <text:p text:style-name="P5"><text:span text:style-name="T9"><text:s/></text:span><text:span text:style-name="T10">debug</text:span><text:span text:style-name="T11"> </text:span><text:span text:style-name="T12">"Hello";</text:span></text:p>
          </draw:text-box>
        </draw:frame>
        <draw:frame draw:style-name="gr4" draw:text-style-name="P8" draw:layer="layout" svg:width="6.327cm" svg:height="1.657cm" svg:x="0.439cm" svg:y="5.123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7" draw:id="id17">
          <draw:g>
            <draw:custom-shape draw:style-name="gr5" draw:text-style-name="P4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9" draw:layer="layout" svg:width="16.104cm" svg:height="2.183cm" svg:x="8.192cm" svg:y="10.934cm">
              <draw:text-box>
                <text:p text:style-name="P5"><text:span text:style-name="T14">if</text:span><text:span text:style-name="T15"> </text:span><text:span text:style-name="T16">(</text:span><text:span text:style-name="T15">DEBUG_FLAG</text:span><text:span text:style-name="T16">)</text:span><text:span text:style-name="T15"> </text:span></text:p>
                <text:p text:style-name="P5"><text:span text:style-name="T15"><text:s text:c="3"/></text:span><text:span text:style-name="T15">console</text:span><text:span text:style-name="T16">.</text:span><text:span text:style-name="T15">log</text:span><text:span text:style-name="T16">(</text:span><text:span text:style-name="T15">"</text:span><text:span text:style-name="T17">DEBUG: Hello</text:span><text:span text:style-name="T15">"</text:span><text:span text:style-name="T16">);</text:span></text:p>
              </draw:text-box>
            </draw:frame>
          </draw:g>
          <draw:frame draw:style-name="gr6" draw:text-style-name="P10" draw:layer="layout" svg:width="5.091cm" svg:height="1.657cm" svg:x="1.172cm" svg:y="11.399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4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3" draw:layer="layout" svg:width="14.508cm" svg:height="3.467cm" svg:x="9.599cm" svg:y="4.245cm">
            <draw:text-box>
              <text:p text:style-name="P12"><text:span text:style-name="T18">var</text:span><text:span text:style-name="T19"> q = </text:span><text:span text:style-name="T18">select</text:span><text:span text:style-name="T19"> FirstName, LastName </text:span></text:p>
              <text:p text:style-name="P12"><text:span text:style-name="T19"><text:s text:c="8"/></text:span><text:span text:style-name="T18">from</text:span><text:span text:style-name="T19"> myList </text:span></text:p>
              <text:p text:style-name="P12"><text:span text:style-name="T19"><text:s text:c="8"/></text:span><text:span text:style-name="T18">where</text:span><text:span text:style-name="T19"> FirstName === "Chris"; </text:span></text:p>
            </draw:text-box>
          </draw:frame>
        </draw:g>
        <draw:frame draw:style-name="gr4" draw:text-style-name="P8" draw:layer="layout" svg:width="6.327cm" svg:height="1.657cm" svg:x="0.438cm" svg:y="5.122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8" draw:id="id18">
          <draw:g>
            <draw:custom-shape draw:style-name="gr11" draw:text-style-name="P4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18.271cm" svg:height="9.527cm" svg:x="7.569cm" svg:y="10.829cm">
              <draw:text-box>
                <text:p text:style-name="P12"><text:span text:style-name="T20">var</text:span><text:span text:style-name="T21"> q = JSLINQ(myList) </text:span></text:p>
                <text:p text:style-name="P12"><text:span text:style-name="T21"><text:s text:c="8"/></text:span><text:span text:style-name="T21">.Where(</text:span><text:span text:style-name="T20">function</text:span><text:span text:style-name="T21">(item) { </text:span></text:p>
                <text:p text:style-name="P12"><text:span text:style-name="T21"><text:s text:c="12"/></text:span><text:span text:style-name="T20">return</text:span><text:span text:style-name="T21"> item.FirstName === </text:span><text:span text:style-name="T22">"Chris"</text:span><text:span text:style-name="T21">; </text:span></text:p>
                <text:p text:style-name="P12"><text:span text:style-name="T21"><text:s text:c="9"/></text:span><text:span text:style-name="T21">}) </text:span></text:p>
                <text:p text:style-name="P12"><text:span text:style-name="T21"><text:s text:c="8"/></text:span><text:span text:style-name="T21">.Select(</text:span><text:span text:style-name="T20">function</text:span><text:span text:style-name="T21"> (item) {</text:span></text:p>
                <text:p text:style-name="P12"><text:span text:style-name="T21"><text:s text:c="12"/></text:span><text:span text:style-name="T20">return</text:span><text:span text:style-name="T21"> {FirstName: item.FirstName </text:span></text:p>
                <text:p text:style-name="P12"><text:span text:style-name="T21"><text:s text:c="8"/></text:span><text:span text:style-name="T21">}); </text:span></text:p>
                <text:p text:style-name="P12"><text:span text:style-name="T21"/></text:p>
              </draw:text-box>
            </draw:frame>
          </draw:g>
          <draw:frame draw:style-name="gr6" draw:text-style-name="P10" draw:layer="layout" svg:width="5.091cm" svg:height="1.657cm" svg:x="1.056cm" svg:y="13.728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8">.sjs</text:span> file</text:p>
                  </text:list-item>
                  <text:list-item>
                    <text:p>The magic is in the framework that applies the transformation (in <text:span text:style-name="T8">src/javascript</text:span>): <text:s text:c="2"/></text:p>
                    <text:list>
                      <text:list-item>
                        <text:p><text:span text:style-name="T8">Syntax.rsc</text:span> (Javascript grammar)</text:p>
                      </text:list-item>
                      <text:list-item>
                        <text:p><text:span text:style-name="T8">Desugar.rsc</text:span> (default desugar function)</text:p>
                      </text:list-item>
                      <text:list-item>
                        <text:p><text:span text:style-name="T8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custom-shape draw:style-name="gr13" draw:text-style-name="P4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15" draw:layer="layout" svg:width="26.554cm" svg:height="15.014cm" svg:x="1.419cm" svg:y="4.936cm">
          <draw:text-box>
            <text:p text:style-name="P5"><text:span text:style-name="T23">start</text:span><text:span text:style-name="T24"> </text:span><text:span text:style-name="T23">syntax</text:span><text:span text:style-name="T24"> Source </text:span></text:p>
            <text:p text:style-name="P5"><text:span text:style-name="T24"><text:s text:c="2"/></text:span><text:span text:style-name="T25">=</text:span><text:span text:style-name="T24"> source</text:span><text:span text:style-name="T25">:</text:span><text:span text:style-name="T24"> Statement</text:span><text:span text:style-name="T25">*</text:span></text:p>
            <text:p text:style-name="P5"><text:span text:style-name="T24"><text:s text:c="2"/></text:span><text:span text:style-name="T25">;</text:span></text:p>
            <text:p text:style-name="P5"><text:span text:style-name="T24"/></text:p>
            <text:p text:style-name="P5"><text:span text:style-name="T23">syntax</text:span><text:span text:style-name="T24"> Statement </text:span></text:p>
            <text:p text:style-name="P5"><text:span text:style-name="T24"><text:s text:c="2"/></text:span><text:span text:style-name="T25">=</text:span><text:span text:style-name="T24"> varDecl</text:span><text:span text:style-name="T25">:</text:span><text:span text:style-name="T24"> VarDecl</text:span></text:p>
            <text:p text:style-name="P5"><text:span text:style-name="T24"><text:s text:c="2"/></text:span><text:span text:style-name="T25">|</text:span><text:span text:style-name="T24"> empty</text:span><text:span text:style-name="T25">: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block</text:span><text:span text:style-name="T25">:</text:span><text:span text:style-name="T24"> </text:span><text:span text:style-name="T26">"{"</text:span><text:span text:style-name="T24"> Statement</text:span><text:span text:style-name="T25">*</text:span><text:span text:style-name="T24"> </text:span><text:span text:style-name="T26">"}"</text:span><text:span text:style-name="T24"> </text:span></text:p>
            <text:p text:style-name="P5"><text:span text:style-name="T24"><text:s text:c="2"/></text:span><text:span text:style-name="T25">|</text:span><text:span text:style-name="T24"> expression</text:span><text:span text:style-name="T25">:</text:span><text:span text:style-name="T24"> Expression</text:span><text:span text:style-name="T25">!</text:span><text:span text:style-name="T27">function</text:span><text:span text:style-name="T24"> </text:span><text:span text:style-name="T26">";"</text:span></text:p>
            <text:p text:style-name="P5"><text:span text:style-name="T24"><text:s text:c="2"/></text:span></text:p>
            <text:p text:style-name="P5"><text:span text:style-name="T24"><text:s text:c="2"/></text:span><text:span text:style-name="T28">// Block level things</text:span></text:p>
            <text:p text:style-name="P5"><text:span text:style-name="T24"><text:s text:c="2"/></text:span><text:span text:style-name="T25">|</text:span><text:span text:style-name="T24"> function</text:span><text:span text:style-name="T25">:</text:span><text:span text:style-name="T24"> Function</text:span></text:p>
            <text:p text:style-name="P5"><text:span text:style-name="T24"><text:s text:c="2"/></text:span><text:span text:style-name="T25">|</text:span><text:span text:style-name="T24"> ifThen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5">()</text:span><text:span text:style-name="T24"> </text:span><text:span text:style-name="T25">!&gt;&gt;</text:span><text:span text:style-name="T24"> </text:span><text:span text:style-name="T26">"else"</text:span><text:span text:style-name="T24"> </text:span></text:p>
            <text:p text:style-name="P5"><text:span text:style-name="T24"><text:s text:c="2"/></text:span><text:span text:style-name="T25">|</text:span><text:span text:style-name="T24"> ifThenElse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6">"else"</text:span><text:span text:style-name="T24"> Statement</text:span></text:p>
            <text:p text:style-name="P5"><text:span text:style-name="T24"><text:s text:c="2"/></text:span><text:span text:style-name="T25">|</text:span><text:span text:style-name="T24"> doWhile</text:span><text:span text:style-name="T25">:</text:span><text:span text:style-name="T24"> </text:span><text:span text:style-name="T26">"do"</text:span><text:span text:style-name="T24"> Statement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whileDo</text:span><text:span text:style-name="T25">:</text:span><text:span text:style-name="T24">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Expression </text:span><text:span text:style-name="T27">var</text:span><text:span text:style-name="T24">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Declaratio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</text:span><text:span text:style-name="T26">"var"</text:span><text:span text:style-name="T24"> Id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with</text:span><text:span text:style-name="T25">:</text:span><text:span text:style-name="T24"> </text:span><text:span text:style-name="T26">"with"</text:span><text:span text:style-name="T24"> </text:span><text:span text:style-name="T26">"("</text:span><text:span text:style-name="T24"> Expression </text:span><text:span text:style-name="T27">scope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4">...</text:span></text:p>
            <text:p text:style-name="P14"><text:span text:style-name="T29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custom-shape draw:style-name="gr15" draw:text-style-name="P4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16" draw:layer="layout" svg:width="16.928cm" svg:height="5.795cm" svg:x="7.321cm" svg:y="5.902cm">
          <draw:text-box>
            <text:p text:style-name="P5"><text:span text:style-name="T30">syntax</text:span><text:span text:style-name="T31"> Statement </text:span></text:p>
            <text:p text:style-name="P5"><text:span text:style-name="T31"><text:s text:c="2"/></text:span><text:span text:style-name="T32">=</text:span><text:span text:style-name="T31"> varDecl</text:span><text:span text:style-name="T32">:</text:span><text:span text:style-name="T31"> VarDecl</text:span></text:p>
            <text:p text:style-name="P5"><text:span text:style-name="T31"><text:s text:c="2"/></text:span><text:span text:style-name="T32">|</text:span><text:span text:style-name="T31"> empty</text:span><text:span text:style-name="T32">:</text:span><text:span text:style-name="T31"> </text:span><text:span text:style-name="T33">";"</text:span></text:p>
            <text:p text:style-name="P5"><text:span text:style-name="T31"><text:s text:c="2"/></text:span><text:span text:style-name="T32">|</text:span><text:span text:style-name="T31"> block</text:span><text:span text:style-name="T32">:</text:span><text:span text:style-name="T31"> </text:span><text:span text:style-name="T33">"{"</text:span><text:span text:style-name="T31"> Statement</text:span><text:span text:style-name="T32">*</text:span><text:span text:style-name="T31"> </text:span><text:span text:style-name="T33">"}"</text:span><text:span text:style-name="T31"> </text:span></text:p>
            <text:p text:style-name="P5"><text:span text:style-name="T31"><text:s text:c="2"/></text:span><text:span text:style-name="T32">|</text:span><text:span text:style-name="T31"> expression</text:span><text:span text:style-name="T32">:</text:span><text:span text:style-name="T31"> Expression</text:span><text:span text:style-name="T32">!</text:span><text:span text:style-name="T34">function</text:span><text:span text:style-name="T31"> </text:span><text:span text:style-name="T33">";"</text:span></text:p>
            <text:p text:style-name="P5"><text:span text:style-name="T32">...</text:span></text:p>
          </draw:text-box>
        </draw:frame>
        <draw:frame draw:style-name="gr6" draw:text-style-name="P10" draw:layer="layout" svg:width="5.091cm" svg:height="1.657cm" svg:x="0.896cm" svg:y="6.486cm">
          <draw:text-box>
            <text:p text:style-name="P7"><text:span text:style-name="T13">JavaScript</text:span></text:p>
            <text:p><text:span text:style-name="T13">(base language)</text:span></text:p>
          </draw:text-box>
        </draw:frame>
        <draw:g xml:id="id19" draw:id="id19">
          <draw:custom-shape draw:style-name="gr5" draw:text-style-name="P4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12.845cm" svg:height="4.076cm" svg:x="7.537cm" svg:y="13.422cm">
            <draw:text-box>
              <text:p text:style-name="P5"><text:span text:style-name="T30">syntax</text:span><text:span text:style-name="T31"> Statement</text:span></text:p>
              <text:p text:style-name="P5"><text:span text:style-name="T31"><text:s text:c="2"/></text:span><text:span text:style-name="T32">=</text:span><text:span text:style-name="T31"> </text:span><text:span text:style-name="T33">"debug"</text:span><text:span text:style-name="T31"> Expression </text:span><text:span text:style-name="T33">";"</text:span></text:p>
              <text:p text:style-name="P5"><text:span text:style-name="T31"><text:s text:c="2"/></text:span><text:span text:style-name="T32">;</text:span></text:p>
            </draw:text-box>
          </draw:frame>
          <draw:frame draw:style-name="gr4" draw:text-style-name="P8" draw:layer="layout" svg:width="6.327cm" svg:height="1.657cm" svg:x="0.532cm" svg:y="13.983cm">
            <draw:text-box>
              <text:p text:style-name="P7"><text:span text:style-name="T13">SweeterJS</text:span></text:p>
              <text:p text:style-name="P7"><text:span text:style-name="T13">(extended language)</text:span></text:p>
            </draw:text-box>
          </draw:frame>
          <draw:custom-shape draw:style-name="gr18" draw:text-style-name="P17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19" draw:text-style-name="P4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16" draw:layer="layout" svg:width="27.065cm" svg:height="5.258cm" svg:x="0.714cm" svg:y="7.593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1"><text:s text:c="2"/></text:span><text:span text:style-name="T36">r</text:span><text:span text:style-name="T30">eturn</text:span><text:span text:style-name="T31"> ...</text:span><text:span text:style-name="T32">;</text:span></text:p>
            <text:p text:style-name="P5"><text:span text:style-name="T32">}</text:span></text:p>
          </draw:text-box>
        </draw:frame>
        <draw:g xml:id="id21" draw:id="id21">
          <draw:custom-shape draw:style-name="gr21" draw:text-style-name="P18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9" xml:id="id2" draw:id="id2" draw:layer="layout" svg:width="3.092cm" svg:height="1.595cm" svg:x="1.199cm" svg:y="4.081cm">
            <text:p text:style-name="P7">Returns a </text:p>
            <text:p text:style-name="P7">Statement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18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xml:id="id4" draw:id="id4" draw:layer="layout" svg:width="8.86cm" svg:height="1.456cm" svg:x="5.168cm" svg:y="4.151cm">
            <text:p text:style-name="P7">Desugar function</text:p>
            <text:p text:style-name="P7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18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8.86cm" svg:height="1.544cm" svg:x="6.484cm" svg:y="12.067cm">
            <text:p text:style-name="P7">Matches a Statement using </text:p>
            <text:p text:style-name="P7">a <text:span text:style-name="T37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18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8" draw:id="id8" draw:layer="layout" svg:width="8.86cm" svg:height="1.55cm" svg:x="16.129cm" svg:y="12.017cm">
            <text:p text:style-name="P7">Pattern variable <text:span text:style-name="T37">ex</text:span> </text:p>
            <text:p text:style-name="P7">of type Expression (<text:span text:style-name="T37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4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26.791cm" svg:height="4.211cm" svg:x="0.587cm" svg:y="9.597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2"/></text:p>
            <text:p text:style-name="P5"><text:span text:style-name="T31"><text:s text:c="2"/></text:span><text:span text:style-name="T30">return</text:span><text:span text:style-name="T31"> </text:span><text:span text:style-name="T32">(</text:span><text:span text:style-name="T31">Statement</text:span><text:span text:style-name="T32">)</text:span><text:span text:style-name="T31"> </text:span><text:span text:style-name="T32">`</text:span><text:span text:style-name="T30">if</text:span><text:span text:style-name="T31"> </text:span><text:span text:style-name="T32">(</text:span><text:span text:style-name="T31">DEBUG_FLAG</text:span><text:span text:style-name="T32">)</text:span><text:span text:style-name="T31"> </text:span></text:p>
            <text:p text:style-name="P5"><text:span text:style-name="T31"><text:s text:c="21"/></text:span><text:span text:style-name="T31">' <text:s/>console</text:span><text:span text:style-name="T32">.</text:span><text:span text:style-name="T31">log</text:span><text:span text:style-name="T32">(</text:span><text:span text:style-name="T31">"DEBUG: " </text:span><text:span text:style-name="T32">+</text:span><text:span text:style-name="T31"> </text:span><text:span text:style-name="T32">(</text:span><text:span text:style-name="T35">&lt;Expression ex&gt;</text:span><text:span text:style-name="T32">));`;</text:span></text:p>
            <text:p text:style-name="P5"><text:span text:style-name="T32">}</text:span></text:p>
          </draw:text-box>
        </draw:frame>
        <draw:g xml:id="id24" draw:id="id24">
          <draw:custom-shape draw:style-name="gr32" draw:text-style-name="P18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10" draw:id="id10" draw:layer="layout" svg:width="7.035cm" svg:height="1.107cm" svg:x="10.685cm" svg:y="5.699cm">
            <text:p text:style-name="P7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18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12" draw:id="id12" draw:layer="layout" svg:width="12.413cm" svg:height="1.107cm" svg:x="9.274cm" svg:y="15.227cm">
            <text:p text:style-name="P7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18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18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xml:id="id14" draw:id="id14" draw:layer="layout" svg:width="10.243cm" svg:height="1.107cm" svg:x="17.304cm" svg:y="17.51cm">
            <text:p text:style-name="P7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18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18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xml:id="id16" draw:id="id16" draw:layer="layout" svg:width="8.745cm" svg:height="1.405cm" svg:x="1.337cm" svg:y="17.512cm">
            <text:p text:style-name="P7">Note the single quote (')</text:p>
            <text:p text:style-name="P7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18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  <table:table-cell>
                <text:p><text:span text:style-name="T38">Javascript transla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At fields</text:span></text:p>
              </table:table-cell>
              <table:table-cell>
                <text:p><text:span text:style-name="T40">@name</text:span></text:p>
              </table:table-cell>
              <table:table-cell>
                <text:p><text:span text:style-name="T41">this</text:span><text:span text:style-name="T40">.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witter</text:span></text:p>
              </table:table-cell>
              <table:table-cell>
                <text:p><text:span text:style-name="T40">@(</text:span><text:span text:style-name="T42">"</text:span><text:span text:style-name="T40">obama</text:span><text:span text:style-name="T42">"</text:span><text:span text:style-name="T40">)</text:span></text:p>
              </table:table-cell>
              <table:table-cell>
                <text:p><text:span text:style-name="T40">searchAt(</text:span><text:span text:style-name="T42">"</text:span><text:span text:style-name="T40">obama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Dont</text:span></text:p>
              </table:table-cell>
              <table:table-cell>
                <text:p><text:span text:style-name="T41">dont</text:span><text:span text:style-name="T40"> </text:span><text:span text:style-name="T41">if</text:span><text:span text:style-name="T40"> (x == 3) <text:s text:c="4"/></text:span></text:p>
                <text:p><text:span text:style-name="T40"><text:s text:c="8"/></text:span><text:span text:style-name="T40">print(x)</text:span></text:p>
              </table:table-cell>
              <table:table-cell>
                <text:p><text:span text:style-name="T40">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oDo</text:span></text:p>
              </table:table-cell>
              <table:table-cell>
                <text:p><text:span text:style-name="T41">todo</text:span><text:span text:style-name="T40"> </text:span><text:span text:style-name="T42">"</text:span><text:span text:style-name="T40">FIXME</text:span><text:span text:style-name="T42">"</text:span></text:p>
              </table:table-cell>
              <table:table-cell>
                <text:p><text:span text:style-name="T40">console.log(</text:span><text:span text:style-name="T42">"</text:span><text:span text:style-name="T40">TODO: </text:span><text:span text:style-name="T42">"</text:span><text:span text:style-name="T40"> + </text:span><text:span text:style-name="T42">"</text:span><text:span text:style-name="T40">FIXME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Unless</text:span></text:p>
              </table:table-cell>
              <table:table-cell>
                <text:p><text:span text:style-name="T41">unless</text:span><text:span text:style-name="T40"> (x == 0) x;</text:span></text:p>
              </table:table-cell>
              <table:table-cell>
                <text:p><text:span text:style-name="T41">if</text:span><text:span text:style-name="T40">(!(x ==0)) x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Repeat</text:span></text:p>
              </table:table-cell>
              <table:table-cell>
                <text:p><text:span text:style-name="T41">repeat</text:span><text:span text:style-name="T40"> {} </text:span><text:span text:style-name="T41">until</text:span><text:span text:style-name="T40"> (0);</text:span></text:p>
              </table:table-cell>
              <table:table-cell>
                <text:p><text:span text:style-name="T41">do</text:span><text:span text:style-name="T40"> {} </text:span><text:span text:style-name="T41">while</text:span><text:span text:style-name="T40"> (!(0));</text:span></text:p>
              </table:table-cell>
            </table:table-row>
            <table:table-row table:style-name="ro1">
              <table:table-cell table:style-name="ce2">
                <text:p><text:span text:style-name="T39">Assert</text:span></text:p>
              </table:table-cell>
              <table:table-cell table:style-name="ce3">
                <text:p><text:span text:style-name="T41">assert</text:span><text:span text:style-name="T40"> x != null: </text:span><text:span text:style-name="T42">"</text:span><text:span text:style-name="T40">x != null</text:span><text:span text:style-name="T42">"</text:span><text:span text:style-name="T40">; </text:span></text:p>
              </table:table-cell>
              <table:table-cell table:style-name="ce4">
                <text:p><text:span text:style-name="T4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1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</table:table-row>
            <table:table-row table:style-name="ro3">
              <table:table-cell table:style-name="ce2">
                <text:p><text:span text:style-name="T39">Swap</text:span></text:p>
              </table:table-cell>
              <table:table-cell table:style-name="ce3">
                <text:p><text:span text:style-name="T41">swap</text:span><text:span text:style-name="T40"> x, y;</text:span></text:p>
              </table:table-cell>
            </table:table-row>
            <table:table-row table:style-name="ro3">
              <table:table-cell table:style-name="ce2">
                <text:p><text:span text:style-name="T39">Test</text:span></text:p>
              </table:table-cell>
              <table:table-cell table:style-name="ce3">
                <text:p><text:span text:style-name="T41">test</text:span><text:span text:style-name="T40"> 3 * 3 </text:span><text:span text:style-name="T41">should</text:span><text:span text:style-name="T40"> </text:span><text:span text:style-name="T41">be</text:span><text:span text:style-name="T40"> 9</text:span></text:p>
              </table:table-cell>
            </table:table-row>
            <table:table-row table:style-name="ro3">
              <table:table-cell table:style-name="ce2">
                <text:p><text:span text:style-name="T39">Foreach</text:span></text:p>
              </table:table-cell>
              <table:table-cell table:style-name="ce3">
                <text:p><text:span text:style-name="T41">foreach</text:span><text:span text:style-name="T40"> (</text:span><text:span text:style-name="T41">var</text:span><text:span text:style-name="T40"> x </text:span><text:span text:style-name="T41">in</text:span><text:span text:style-name="T40"> [1,2,3]) print(x)</text:span></text:p>
              </table:table-cell>
            </table:table-row>
            <table:table-row table:style-name="ro4">
              <table:table-cell table:style-name="ce2">
                <text:p><text:span text:style-name="T39">Arrows</text:span></text:p>
              </table:table-cell>
              <table:table-cell table:style-name="ce3">
                <text:p><text:span text:style-name="T40">x =&gt; </text:span><text:span text:style-name="T41">this</text:span><text:span text:style-name="T40">.x + 1</text:span></text:p>
              </table:table-cell>
            </table:table-row>
            <table:table-row table:style-name="ro5">
              <table:table-cell table:style-name="ce2">
                <text:p><text:span text:style-name="T39">Comprehension</text:span></text:p>
              </table:table-cell>
              <table:table-cell table:style-name="ce3">
                <text:p><text:span text:style-name="T40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1" draw:layer="layout" svg:width="12.677cm" svg:height="0.954cm" svg:x="1.154cm" svg:y="16.243cm">
          <draw:text-box>
            <text:p>Hint: variable capture and renaming ahead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9M26S</meta:editing-duration>
    <meta:editing-cycles>309</meta:editing-cycles>
    <dc:date>2015-06-12T10:43:27.765018000</dc:date>
    <meta:generator>LibreOffice/4.4.3.2$MacOSX_X86_64 LibreOffice_project/88805f81e9fe61362df02b9941de8e38a9b5fd16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